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6656109756090609714"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6540694978309642595"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9003657974574319113"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4428402240155392909"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4540530001802819581"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1893923945915629502"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1968482480428127575"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7578704859714813530"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1751350165305492026"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1697565889800039853"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8076390763126285834"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020681881366943889"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4386864583150663055"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4226898844881701657"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7289670477450040040"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20691496"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6989048405978508536"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2056183312652808265"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808858742275041050"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9111807670279776750"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297421774611346616"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8253198487149672706"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2067055876170893563"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6258795722704405941"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9214539560069108268"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8218312491947943093"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8781426663022282548"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2133983967290526974"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8707120047630291766"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6765557275391233753"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4125833756256015898" text:style-name="L30">
        <text:list-item>
          <text:p text:style-name="P108">Player can remove states</text:p>
          <text:list>
            <text:list-item>
              <text:p text:style-name="P108">Player can pay 100g to remove a state</text:p>
            </text:list-item>
          </text:list>
        </text:list-item>
      </text:list>
      <text:list xml:id="list2034262757687587232"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8279356798902145438"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5950473609259627425"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5684809047645432906"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7233559271222104141" text:style-name="L35">
        <text:list-item>
          <text:p text:style-name="P54">Molotov</text:p>
          <text:list>
            <text:list-item>
              <text:p text:style-name="P54">Deal 5 Fire damage to all characters in a 3x3 area and apply 1 burning.</text:p>
            </text:list-item>
          </text:list>
        </text:list-item>
      </text:list>
      <text:list xml:id="list6919247218046353675" text:style-name="L36">
        <text:list-item>
          <text:p text:style-name="P55">Bottled Frost</text:p>
          <text:list>
            <text:list-item>
              <text:p text:style-name="P55">Apply pinned to all characters in a 3x3 area</text:p>
            </text:list-item>
          </text:list>
        </text:list-item>
      </text:list>
      <text:list xml:id="list2310460892048311992" text:style-name="L37">
        <text:list-item>
          <text:p text:style-name="P56">Poison Grenade</text:p>
          <text:list>
            <text:list-item>
              <text:p text:style-name="P56">Apply 2 poison to all characters in a 3x3 area</text:p>
            </text:list-item>
          </text:list>
        </text:list-item>
      </text:list>
      <text:list xml:id="list6744196208562715725" text:style-name="L38">
        <text:list-item>
          <text:p text:style-name="P57">Love Potion</text:p>
          <text:list>
            <text:list-item>
              <text:p text:style-name="P112">Apply 'Stunned' to a target</text:p>
            </text:list-item>
          </text:list>
        </text:list-item>
      </text:list>
      <text:list xml:id="list883192686317474794"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2246892445057125991"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833897035055652623"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6717591547228831689"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1411724556460738040"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3307306521228299745"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3718428391435658"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1344536678615607074"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3829482953738147741"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736445205146652160"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7026214940792776806"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1740032507917470511"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2823797364526579643"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3292917555186853503"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7631325127112851366"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2235202518402409273"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3756429418703302616"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20667691"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4056695382232885278"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308916198913170818"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7824100866699853942"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4659670101072418075"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1720868210875068001"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4785263305096248041"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116586557064374839"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5987226175111909793"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20673468" text:continue-list="list4659670101072418075"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3055882427076474451"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7552490969015776385"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text:soft-page-break/>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7467963455600230483" text:style-name="L66">
        <text:list-item>
          <text:p text:style-name="P122">Each elemental enemy has 100% immunity damage of its element type, e.g.</text:p>
          <text:list>
            <text:list-item>
              <text:p text:style-name="P122">Fire elemental has 100% fire resistance</text:p>
            </text:list-item>
          </text:list>
        </text:list-item>
      </text:list>
      <text:list xml:id="list1555889568957683005"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7425454386867491333"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7402372135739620610"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2697030303771461086"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3866213900193193419"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740669025604099211" text:style-name="L72">
        <text:list-item>
          <text:p text:style-name="P128"><text:soft-page-break/>Skeleton Army (Elite Act 1)</text:p>
          <text:list>
            <text:list-item>
              <text:p text:style-name="P128">same as skelly gang, except 6 skeletons spawn not just 3</text:p>
            </text:list-item>
          </text:list>
        </text:list-item>
      </text:list>
      <text:p text:style-name="P5"/>
      <text:list xml:id="list3821079776814958428"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2412933637451633669"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6212084941240909724"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5446407575528768642"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1661205244327780324"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6902951438409666538" text:style-name="L78">
        <text:list-item>
          <text:p text:style-name="P134">Skeleton Necromancer Rework</text:p>
        </text:list-item>
      </text:list>
      <text:list xml:id="list4381954112446454449" text:style-name="L79">
        <text:list-item>
          <text:p text:style-name="P135">New Abilities and Passives</text:p>
          <text:list>
            <text:list-item>
              <text:p text:style-name="P135">Venomous (Passive)</text:p>
            </text:list-item>
            <text:list-item>
              <text:p text:style-name="P135"><text:soft-page-break/>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9052836609303255280"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8552581837007278126" text:style-name="L81">
        <text:list-item>
          <text:p text:style-name="P137">Skeleton Archer</text:p>
          <text:list>
            <text:list-item>
              <text:p text:style-name="P137">Flux (Passive)</text:p>
            </text:list-item>
            <text:list-item>
              <text:p text:style-name="P137">Shoot</text:p>
            </text:list-item>
            <text:list-item>
              <text:p text:style-name="P137">Impaling Bolt</text:p>
            </text:list-item>
            <text:list-item>
              <text:p text:style-name="P137">Snipe</text:p>
            </text:list-item>
          </text:list>
        </text:list-item>
      </text:list>
      <text:list xml:id="list3259655893489075677"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3938055947630218702"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et Down!</text:p>
            </text:list-item>
          </text:list>
        </text:list-item>
      </text:list>
      <text:list xml:id="list159567768835439851" text:style-name="L84">
        <text:list-item>
          <text:p text:style-name="P140">Skeleton Barbarian</text:p>
          <text:list>
            <text:list-item>
              <text:p text:style-name="P140">Enrage +2 (Passive)</text:p>
            </text:list-item>
            <text:list-item>
              <text:p text:style-name="P140">Charge</text:p>
            </text:list-item>
            <text:list-item>
              <text:p text:style-name="P140"><text:soft-page-break/>Whirlwind</text:p>
            </text:list-item>
            <text:list-item>
              <text:p text:style-name="P140">Strike</text:p>
            </text:list-item>
          </text:list>
        </text:list-item>
      </text:list>
      <text:list xml:id="list3419197351481216752"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7456709538534519993"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6968589621983367729"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8815111728734740588"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8045860457401706776"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text:soft-page-break/>Defend</text:p>
            </text:list-item>
            <text:list-item>
              <text:p text:style-name="P145">Strike</text:p>
            </text:list-item>
          </text:list>
        </text:list-item>
      </text:list>
      <text:list xml:id="list5012855051933124192"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2549607236211029093"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6539811050562133127"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text:soft-page-break/>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1482505553448782612"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215288267936847233" text:style-name="L94">
        <text:list-item>
          <text:p text:style-name="P150">Instead of designing more act 2 enemies, for the short term, we could use the same encounters, but increase all enemies health, damage, wisdom etc</text:p>
        </text:list-item>
      </text:list>
      <text:p text:style-name="P5"/>
      <text:list xml:id="list5717343161012665793" text:style-name="L95">
        <text:list-item>
          <text:p text:style-name="P151">Item reward screens may need to have 4 or 5 options instead of 3, since there are so many items in the game now</text:p>
        </text:list-item>
      </text:list>
      <text:p text:style-name="P5"/>
      <text:p text:style-name="P7">Powers</text:p>
      <text:list xml:id="list1228731447672909144"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text:soft-page-break/>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248333428002943042" text:style-name="L97">
        <text:list-header>
          <text:p text:style-name="P154">3.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5543010838095646660"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1771160775221160144"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text:soft-page-break/></text:p>
      <text:p text:style-name="P13">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text:soft-page-break/>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text:soft-page-break/>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text:soft-page-break/>Option 2 (enabled only AFTER <text:s/>choosing option 1): Gain random relic, 70% chance ambushing orcs return</text:p>
      <text:p text:style-name="P16">Option 3: Leave</text:p>
      <text:list xml:id="list889195879060897902"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3969941443197921425"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text:soft-page-break/>Map / Exploration Systems</text:p>
      <text:list xml:id="list4194577617875995651"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5182532660717592246"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text:soft-page-break/>Your characters have +2 Mobility and Initiative during the first turn of combat</text:p>
            </text:list-item>
            <text:list-item>
              <text:p text:style-name="P79">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1029479411801143523"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190679092941534842"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text:soft-page-break/>Berserker Mask (common): Enrage +2</text:p>
                </text:list-item>
                <text:list-item>
                  <text:p text:style-name="P81">Archer Cap (common): +1 Hawk Eye</text:p>
                </text:list-item>
                <text:list-item>
                  <text:p text:style-name="P81">Assassin Hood (rare): Stealth</text:p>
                </text:list-item>
                <text:list-item>
                  <text:p text:style-name="P81">Focus Band (rare): Your skills cost 5 energy less SKIPPED FOR NOW<text:tab/></text:p>
                </text:list-item>
                <text:list-item>
                  <text:p text:style-name="P81">Knight Visor (rare): You may have an extra power active at a time</text:p>
                </text:list-item>
              </text:list>
            </text:list-item>
          </text:list>
        </text:list-item>
      </text:list>
      <text:list xml:id="list6180592213798002638" text:style-name="L106">
        <text:list-item>
          <text:p text:style-name="P82">Chest</text:p>
          <text:list>
            <text:list-item>
              <text:p text:style-name="P82">Blessed Bulwark: +30% all resistances (rare)</text:p>
            </text:list-item>
            <text:list-item>
              <text:p text:style-name="P82">Divine Robes: +10 Stamina and Max Energy (rare)</text:p>
            </text:list-item>
            <text:list-item>
              <text:p text:style-name="P82">Ninja Vest: +30 Crit chance (Rare)</text:p>
            </text:list-item>
            <text:list-item>
              <text:p text:style-name="P82">Gladiator Wraps: +2 Stength (common)</text:p>
            </text:list-item>
            <text:list-item>
              <text:p text:style-name="P82">Wizard Robes: +2 Wisdom (common)</text:p>
            </text:list-item>
            <text:list-item>
              <text:p text:style-name="P82">Thick Plate +2 Dexterity (common)</text:p>
            </text:list-item>
          </text:list>
        </text:list-item>
      </text:list>
      <text:list xml:id="list1494588811634283932" text:style-name="L107">
        <text:list-item>
          <text:p text:style-name="P83">Legs</text:p>
          <text:list>
            <text:list-item>
              <text:p text:style-name="P83">Comfy Slippers: +2 Initiative (common)</text:p>
            </text:list-item>
            <text:list-item>
              <text:p text:style-name="P83">Slick Shoes: Slippery (common)</text:p>
            </text:list-item>
            <text:list-item>
              <text:p text:style-name="P83">Steel Boots: Unstoppable (common)</text:p>
            </text:list-item>
            <text:list-item>
              <text:p text:style-name="P83">Weightless Walkers: +1 Mobility (rare)</text:p>
            </text:list-item>
            <text:list-item>
              <text:p text:style-name="P83">Blur Boots: +40 Dodge (rare)</text:p>
            </text:list-item>
            <text:list-item>
              <text:p text:style-name="P83">Regiment Treads: +40 Parry (rare)</text:p>
            </text:list-item>
          </text:list>
        </text:list-item>
      </text:list>
      <text:list xml:id="list909229062339131329"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Deals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text:soft-page-break/>Gigantic Mace (Rare): BD 10</text:p>
                </text:list-item>
                <text:list-item>
                  <text:p text:style-name="P84">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BD 6, Hawk Eye +1</text:p>
                </text:list-item>
                <text:list-item>
                  <text:p text:style-name="P84">Flawless Bow (rare): BD 8, Your ranged attacks cannot be dodged </text:p>
                </text:list-item>
                <text:list-item>
                  <text:p text:style-name="P84">Cursed Bow (rare): <text:s/>BD 8 , Deals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3686454067439367765" text:style-name="L109">
        <text:list-item>
          <text:p text:style-name="P85">Charged Buckler (rare): +10 <text:s/>Stamina and Max energy</text:p>
        </text:list-item>
        <text:list-item>
          <text:p text:style-name="P85">Impenetrable Wall (rare): +3 dexterity</text:p>
        </text:list-item>
      </text:list>
      <text:p text:style-name="P1"/>
      <text:p text:style-name="P3">Encounters</text:p>
      <text:p text:style-name="P4">Basic Enemy</text:p>
      <text:list xml:id="list2867156728110960053"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20687633"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text:soft-page-break/>20 gold</text:p>
            </text:list-item>
            <text:list-item>
              <text:p text:style-name="P86">+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1617996863007410394"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4104887130465532662"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text:soft-page-break/></text:p>
      <text:p text:style-name="P4">Camp Site</text:p>
      <text:list xml:id="list5281728880686531553"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8961956306560845978"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7993152721701096981"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text:soft-page-break/>Gain 2 random spell books</text:p>
            </text:list-item>
            <text:list-item>
              <text:p text:style-name="P91">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5203828296871997347"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2913593214492110860"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8209628937745057082" text:style-name="L118">
        <text:list-item>
          <text:p text:style-name="P94">Basic</text:p>
        </text:list-item>
      </text:list>
      <text:list xml:id="list6306308644488148774"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3526318383878966479" text:style-name="L120">
        <text:list-item>
          <text:p text:style-name="P96"><text:soft-page-break/>Skeleton Gang</text:p>
          <text:list>
            <text:list-item>
              <text:p text:style-name="P96">3x random skeleton</text:p>
            </text:list-item>
          </text:list>
        </text:list-item>
      </text:list>
      <text:list xml:id="list1757075230343993070" text:style-name="L121">
        <text:list-item>
          <text:p text:style-name="P97">Elemental Pack</text:p>
          <text:list>
            <text:list-item>
              <text:p text:style-name="P97">3x random elemental</text:p>
            </text:list-item>
          </text:list>
        </text:list-item>
      </text:list>
      <text:list xml:id="list7135394123117748912" text:style-name="L122">
        <text:list-item>
          <text:p text:style-name="P98">Necromancer</text:p>
          <text:list>
            <text:list-item>
              <text:p text:style-name="P98">1x necromancer</text:p>
            </text:list-item>
          </text:list>
        </text:list-item>
      </text:list>
      <text:p text:style-name="P1">Elites</text:p>
      <text:list xml:id="list6802813983465339593" text:style-name="L123">
        <text:list-item>
          <text:p text:style-name="P99">Skeleton Mega gang</text:p>
          <text:list>
            <text:list-item>
              <text:p text:style-name="P99">5x random skeleton</text:p>
            </text:list-item>
          </text:list>
        </text:list-item>
      </text:list>
      <text:list xml:id="list3380982353820517754" text:style-name="L124">
        <text:list-item>
          <text:p text:style-name="P100">Elemental Mega Pack</text:p>
          <text:list>
            <text:list-item>
              <text:p text:style-name="P100">5x random elemental</text:p>
            </text:list-item>
          </text:list>
        </text:list-item>
      </text:list>
      <text:list xml:id="list319084638974328752"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5023550170083520264"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4T00:46:03.70</dc:date>
    <dc:creator>will black</dc:creator>
    <meta:editing-duration>P30DT6M38S</meta:editing-duration>
    <meta:editing-cycles>993</meta:editing-cycles>
    <meta:generator>OpenOffice/4.1.6$Win32 OpenOffice.org_project/416m1$Build-9790</meta:generator>
    <meta:document-statistic meta:table-count="0" meta:image-count="0" meta:object-count="0" meta:page-count="46" meta:paragraph-count="1130" meta:word-count="9758" meta:character-count="52906"/>
  </office:meta>
</office:document-meta>
</file>